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ableColumn11" style:family="table-column">
      <style:table-column-properties style:column-width="2.0527in"/>
    </style:style>
    <style:style style:name="TableColumn12" style:family="table-column">
      <style:table-column-properties style:column-width="2.0611in"/>
    </style:style>
    <style:style style:name="TableColumn13" style:family="table-column">
      <style:table-column-properties style:column-width="2.0541in"/>
    </style:style>
    <style:style style:name="Table10" style:family="table">
      <style:table-properties style:width="6.168in" fo:margin-left="0.25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T71" style:parent-style-name="DefaultParagraphFont" style:family="text">
      <style:text-properties style:language-asian="en" style:country-asian="GB"/>
    </style:style>
    <style:style style:name="P7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put together V1.0</text:p>
      <text:p text:style-name="P2">You will need:</text:p>
      <text:list text:style-name="LFO1" text:continue-numbering="true">
        <text:list-item>
          <text:p text:style-name="P3">An Arduino microcontroller (Mega for best result).<text:s/></text:p>
        </text:list-item>
        <text:list-item>
          <text:p text:style-name="P4">An SD card which works with an Arduino</text:p>
        </text:list-item>
        <text:list-item>
          <text:p text:style-name="P5">Jumper wires</text:p>
        </text:list-item>
        <text:list-item>
          <text:p text:style-name="P6">An SD card holder to wire up to an Arduino or an Arduino Ethernet shield</text:p>
        </text:list-item>
        <text:list-item>
          <text:p text:style-name="P7">The Arduino code</text:p>
        </text:list-item>
      </text:list>
      <text:p text:style-name="P8">Wiring:</text:p>
      <text:p text:style-name="P9">Firstly, wire up to Arduino SD card or place the Ethernet shield on top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Pin</text:p>
          </table:table-cell>
          <table:table-cell table:style-name="TableCell17">
            <text:p text:style-name="P18">Uno</text:p>
          </table:table-cell>
          <table:table-cell table:style-name="TableCell19">
            <text:p text:style-name="P20">Mega</text:p>
          </table:table-cell>
        </table:table-row>
        <table:table-row table:style-name="TableRow21">
          <table:table-cell table:style-name="TableCell22">
            <text:p text:style-name="P23">GND</text:p>
          </table:table-cell>
          <table:table-cell table:style-name="TableCell24">
            <text:p text:style-name="P25">GND</text:p>
          </table:table-cell>
          <table:table-cell table:style-name="TableCell26">
            <text:p text:style-name="P27">GND</text:p>
          </table:table-cell>
        </table:table-row>
        <table:table-row table:style-name="TableRow28">
          <table:table-cell table:style-name="TableCell29">
            <text:p text:style-name="P30">3.3V</text:p>
          </table:table-cell>
          <table:table-cell table:style-name="TableCell31">
            <text:p text:style-name="P32">3.3V</text:p>
          </table:table-cell>
          <table:table-cell table:style-name="TableCell33">
            <text:p text:style-name="P34">3.3V</text:p>
          </table:table-cell>
        </table:table-row>
        <table:table-row table:style-name="TableRow35">
          <table:table-cell table:style-name="TableCell36">
            <text:p text:style-name="P37">CS</text:p>
          </table:table-cell>
          <table:table-cell table:style-name="TableCell38">
            <text:p text:style-name="P39">Any pin free pin, you must change the variable in the code from 53 to your chosen number</text:p>
          </table:table-cell>
          <table:table-cell table:style-name="TableCell40">
            <text:p text:style-name="P41">53</text:p>
          </table:table-cell>
        </table:table-row>
        <table:table-row table:style-name="TableRow42">
          <table:table-cell table:style-name="TableCell43">
            <text:p text:style-name="P44">MOSI</text:p>
          </table:table-cell>
          <table:table-cell table:style-name="TableCell45">
            <text:p text:style-name="P46">11</text:p>
          </table:table-cell>
          <table:table-cell table:style-name="TableCell47">
            <text:p text:style-name="P48">51</text:p>
          </table:table-cell>
        </table:table-row>
        <table:table-row table:style-name="TableRow49">
          <table:table-cell table:style-name="TableCell50">
            <text:p text:style-name="P51">SCK</text:p>
          </table:table-cell>
          <table:table-cell table:style-name="TableCell52">
            <text:p text:style-name="P53">13</text:p>
          </table:table-cell>
          <table:table-cell table:style-name="TableCell54">
            <text:p text:style-name="P55">52</text:p>
          </table:table-cell>
        </table:table-row>
        <table:table-row table:style-name="TableRow56">
          <table:table-cell table:style-name="TableCell57">
            <text:p text:style-name="P58">MISO</text:p>
          </table:table-cell>
          <table:table-cell table:style-name="TableCell59">
            <text:p text:style-name="P60">12</text:p>
          </table:table-cell>
          <table:table-cell table:style-name="TableCell61">
            <text:p text:style-name="P62">50</text:p>
          </table:table-cell>
        </table:table-row>
        <table:table-row table:style-name="TableRow63">
          <table:table-cell table:style-name="TableCell64">
            <text:p text:style-name="P65">GND</text:p>
          </table:table-cell>
          <table:table-cell table:style-name="TableCell66">
            <text:p text:style-name="P67">GND</text:p>
          </table:table-cell>
          <table:table-cell table:style-name="TableCell68">
            <text:p text:style-name="P69">GND</text:p>
          </table:table-cell>
        </table:table-row>
      </table:table>
      <text:p text:style-name="P70"/>
      <text:p text:style-name="Normal">The Ethernet shield will go straight on the board, the CS pin must be edited equal 4.</text:p>
      <text:p text:style-name="Normal"><text:span text:style-name="T71"><draw:frame draw:style-name="a0" draw:name="Picture 1" text:anchor-type="as-char" svg:x="0in" svg:y="0in" svg:width="2.40625in" svg:height="0.29167in" style:rel-width="scale" style:rel-height="scale"><draw:image xlink:href="media/image1.png" xlink:type="simple" xlink:show="embed" xlink:actuate="onLoad"/><svg:title/><svg:desc/></draw:frame></text:span></text:p>
      <text:p text:style-name="Normal">The above line must = 4 with the Uno or Ethernet shield.</text:p>
      <text:p text:style-name="Normal">A wire must go from pin 2 to the reset pin so the board can reset between each message.</text:p>
      <text:p text:style-name="P72">Use:</text:p>
      <text:p text:style-name="Normal">Once you have programmed the code onto the board, you must open the serial monitor. There you can use the bar to write strings to the Arduino and teach it.<text:s/>The code looks for a reply in its data, if none is found then the code attempts to find the same words in saved strings. It will output anything with over a 50% chance of being right. If nothing is still found it will ask for a response, this is where you teach it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Dexter Shepherd</meta:initial-creator>
    <dc:creator> Dexter Shepherd</dc:creator>
    <meta:creation-date>2017-02-10T21:29:00Z</meta:creation-date>
    <dc:date>2017-02-10T21:47:00Z</dc:date>
    <meta:template xlink:href="Normal" xlink:type="simple"/>
    <meta:editing-cycles>2</meta:editing-cycles>
    <meta:editing-duration>PT1080S</meta:editing-duration>
    <meta:document-statistic meta:page-count="1" meta:paragraph-count="2" meta:word-count="173" meta:character-count="1163" meta:row-count="8" meta:non-whitespace-character-count="992"/>
  </office:meta>
</office:document-meta>
</file>